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28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8" table:default-cell-style-name="ce5"/>
        <table:table-column table:style-name="co3" table:default-cell-style-name="ce6"/>
        <table:table-column table:style-name="co3" table:number-columns-repeated="3" table:default-cell-style-name="ce5"/>
        <table:table-column table:style-name="co3" table:default-cell-style-name="ce17"/>
        <table:table-column table:style-name="co3" table:default-cell-style-name="ce21"/>
        <table:table-column table:style-name="co3" table:default-cell-style-name="ce6"/>
        <table:table-column table:style-name="co3" table:number-columns-repeated="77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2">
            <text:p>Route 14</text:p>
          </table:table-cell>
          <table:table-cell office:value-type="string" table:style-name="ce2">
            <text:p>Kabarore</text:p>
          </table:table-cell>
          <table:table-cell office:value-type="string" table:style-name="ce15">
            <text:p>Route 15</text:p>
          </table:table-cell>
          <table:table-cell office:value-type="string" table:style-name="ce19">
            <text:p>Chenal 4</text:p>
          </table:table-cell>
          <table:table-cell office:value-type="string" table:style-name="ce2">
            <text:p>Lac Burera</text:p>
          </table:table-cell>
          <table:table-cell table:number-columns-repeated="1636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 Bul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2 Her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3 Florizarre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8"/>
          <table:table-cell table:number-columns-repeated="8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office:value-type="string" table:style-name="ce1">
            <text:p>5 Reptincel</text:p>
          </table:table-cell>
          <table:table-cell table:style-name="ce8"/>
          <table:table-cell table:number-columns-repeated="8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office:value-type="string" table:style-name="ce1">
            <text:p>6 Dracaufeu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 Carapuc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8 Carabaffe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9 Tortank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 Chenipan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11 Crisacier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12 Papillusion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 Aspicot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14 Coconfort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15 Dardargnant</text:p>
          </table:table-cell>
          <table:table-cell table:style-name="ce8"/>
          <table:table-cell table:number-columns-repeated="4" table:style-name="ce9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6 Roucool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17 Roucoops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18 Roucarnage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office:value-type="string" table:style-name="ce22">
            <text:p>X, T</text:p>
          </table:table-cell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9 Rattata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20 Rattatac</text:p>
          </table:table-cell>
          <table:table-cell table:style-name="ce8"/>
          <table:table-cell table:number-columns-repeated="8" table:style-name="ce9"/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1 Piafabec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22 Rapasdepic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3" table:style-name="ce9"/>
          <table:table-cell office:value-type="string" table:style-name="ce16">
            <text:p>X</text:p>
          </table:table-cell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3 Abo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24 Arbock</text:p>
          </table:table-cell>
          <table:table-cell table:style-name="ce8"/>
          <table:table-cell table:style-name="ce9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number-columns-repeated="2" table:style-name="ce7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office:value-type="string" table:style-name="ce16">
            <text:p>X</text:p>
          </table:table-cell>
          <table:table-cell table:style-name="ce20"/>
          <table:table-cell office:value-type="string" table:style-name="ce10">
            <text:p>S</text:p>
          </table:table-cell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5 Pikatchu</text:p>
          </table:table-cell>
          <table:table-cell table:style-name="ce8"/>
          <table:table-cell table:number-columns-repeated="8" table:style-name="ce9"/>
          <table:table-cell table:style-name="ce10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">
            <text:p>26 Raitchu</text:p>
          </table:table-cell>
          <table:table-cell table:style-name="ce8"/>
          <table:table-cell table:number-columns-repeated="8" table:style-name="ce5"/>
          <table:table-cell table:style-name="ce6"/>
          <table:table-cell office:value-type="string" table:style-name="ce8">
            <text:p>T</text:p>
          </table:table-cell>
          <table:table-cell table:number-columns-repeated="2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7 Sablett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28 Sablairau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6"/>
          <table:table-cell office:value-type="string" table:style-name="ce20">
            <text:p>X</text:p>
          </table:table-cell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9 Nidoran F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30 Nidornin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31 Nodoqueen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16">
            <text:p>X</text:p>
          </table:table-cell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2 Nidoran M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33 Nidorino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34 Nidoking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16">
            <text:p>X</text:p>
          </table:table-cell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5 Mélofé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36 Mélodelf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office:value-type="string" table:style-name="ce20">
            <text:p>X</text:p>
          </table:table-cell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7 Goupix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9 Rondoudou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40 Grodoudou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office:value-type="string" table:style-name="ce22">
            <text:p>T</text:p>
          </table:table-cell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42 Nosferalto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3 Mystèrb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44 Ortid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45 Raflessia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office:value-type="string" table:style-name="ce22">
            <text:p>T</text:p>
          </table:table-cell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6 Paras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47 Parasect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8 Mimitos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49 Aéromite</text:p>
          </table:table-cell>
          <table:table-cell table:number-columns-repeated="5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0 Taupiqueur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51 Triopiqueur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2 Miaous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4 Psykokwak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55 Akwakwak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6 Féros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57 Collo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8 Cannino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59 Arkanin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61 Têtarte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office:value-type="string" table:style-name="ce20">
            <text:p>X</text:p>
          </table:table-cell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62 Tartard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office:value-type="string" table:style-name="ce20">
            <text:p>X</text:p>
          </table:table-cell>
          <table:table-cell office:value-type="string" table:style-name="ce10">
            <text:p>S</text:p>
          </table:table-cell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3 Abra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64 Kadabr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7" table:style-name="ce9"/>
          <table:table-cell office:value-type="string" table:style-name="ce10">
            <text:p>X</text:p>
          </table:table-cell>
          <table:table-cell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16">
            <text:p>X</text:p>
          </table:table-cell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6 Machoc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67 Machopeur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16">
            <text:p>X</text:p>
          </table:table-cell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5"/>
          <table:table-cell office:value-type="string" table:style-name="ce8">
            <text:p>T</text:p>
          </table:table-cell>
          <table:table-cell table:number-columns-repeated="4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office:value-type="string" table:style-name="ce8">
            <text:p>T</text:p>
          </table:table-cell>
          <table:table-cell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9 Chetiflor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70 Bousiflo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71 Empiflor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office:value-type="string" table:style-name="ce16">
            <text:p>X</text:p>
          </table:table-cell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office:value-type="string" table:style-name="ce10">
            <text:p>S</text:p>
          </table:table-cell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4 Racailloux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75 Gravalanch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16">
            <text:p>X</text:p>
          </table:table-cell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9" table:style-name="ce5"/>
          <table:table-cell table:style-name="ce6"/>
          <table:table-cell table:style-name="ce5"/>
          <table:table-cell office:value-type="string" table:style-name="ce8">
            <text:p>T</text:p>
          </table:table-cell>
          <table:table-cell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7 Ponyta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78 Galopa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9 Ramoloss</text:p>
          </table:table-cell>
          <table:table-cell table:style-name="ce8"/>
          <table:table-cell table:number-columns-repeated="4"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80 Flagadoss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1 Magneti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82 magneton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3 Canartichaud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4 Doduo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85 Dodrio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5"/>
          <table:table-cell table:style-name="ce6"/>
          <table:table-cell table:style-name="ce5"/>
          <table:table-cell office:value-type="string" table:style-name="ce8">
            <text:p>T</text:p>
          </table:table-cell>
          <table:table-cell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8 Tadmorv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89 Grostadmorv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8"/>
          <table:table-cell table:style-name="ce24"/>
          <table:table-cell office:value-type="string" table:style-name="ce8">
            <text:p>T</text:p>
          </table:table-cell>
          <table:table-cell table:number-columns-repeated="6" table:style-name="ce24"/>
          <table:table-cell table:style-name="ce27"/>
          <table:table-cell table:style-name="ce24"/>
          <table:table-cell office:value-type="string" table:style-name="ce8">
            <text:p>T</text:p>
          </table:table-cell>
          <table:table-cell table:style-name="ce24"/>
          <table:table-cell table:style-name="ce25"/>
          <table:table-cell table:style-name="ce26"/>
          <table:table-cell office:value-type="string" table:style-name="ce27">
            <text:p>S</text:p>
          </table:table-cell>
          <table:table-cell table:number-columns-repeated="16367" table:style-name="ce2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2 Fantominus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93 Spectrum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9"/>
          <table:table-cell office:value-type="string" table:style-name="ce8">
            <text:p>X, T</text:p>
          </table:table-cell>
          <table:table-cell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5 Onix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6 Spoporifik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97 Hypnoma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office:value-type="string" table:style-name="ce8">
            <text:p>X, T</text:p>
          </table:table-cell>
          <table:table-cell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8 Krabby</text:p>
          </table:table-cell>
          <table:table-cell table:style-name="ce8"/>
          <table:table-cell office:value-type="string" table:style-name="ce8">
            <text:p>X, T</text:p>
          </table:table-cell>
          <table:table-cell table:number-columns-repeated="7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28">
            <text:p>99 Kraboss</text:p>
          </table:table-cell>
          <table:table-cell table:style-name="ce24"/>
          <table:table-cell office:value-type="string" table:style-name="ce8">
            <text:p>T</text:p>
          </table:table-cell>
          <table:table-cell table:number-columns-repeated="6" table:style-name="ce24"/>
          <table:table-cell office:value-type="string" table:style-name="ce8">
            <text:p>T</text:p>
          </table:table-cell>
          <table:table-cell table:style-name="ce27"/>
          <table:table-cell table:number-columns-repeated="3" table:style-name="ce24"/>
          <table:table-cell table:style-name="ce25"/>
          <table:table-cell table:style-name="ce26"/>
          <table:table-cell office:value-type="string" table:style-name="ce27">
            <text:p>S</text:p>
          </table:table-cell>
          <table:table-cell table:number-columns-repeated="16367" table:style-name="ce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0 Voltorbe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101 Electro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2 Noeunoeuf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103 Noadkoko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4 Oselait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105 Ossatueur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6 Kicklee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number-columns-repeated="5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style-name="ce9"/>
          <table:table-cell table:style-name="ce16"/>
          <table:table-cell office:value-type="string" table:style-name="ce20">
            <text:p>X</text:p>
          </table:table-cell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7 Tygnon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style-name="ce9"/>
          <table:table-cell table:style-name="ce16"/>
          <table:table-cell office:value-type="string" table:style-name="ce20">
            <text:p>X</text:p>
          </table:table-cell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8 Exelangue</text:p>
          </table:table-cell>
          <table:table-cell table:style-name="ce8"/>
          <table:table-cell table:number-columns-repeated="2" table:style-name="ce9"/>
          <table:table-cell office:value-type="string" table:style-name="ce8">
            <text:p>T</text:p>
          </table:table-cell>
          <table:table-cell table:number-columns-repeated="5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9 Smogo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110 Smogogo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1 Rinocorne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3 Leveinard</text:p>
          </table:table-cell>
          <table:table-cell table:number-columns-repeated="9" table:style-name="ce9"/>
          <table:table-cell table:style-name="ce10"/>
          <table:table-cell table:number-columns-repeated="3" table:style-name="ce9"/>
          <table:table-cell table:style-name="ce16"/>
          <table:table-cell office:value-type="string" table:style-name="ce20">
            <text:p>X</text:p>
          </table:table-cell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4 Saquedeneu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7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8">
            <text:p>T</text:p>
          </table:table-cell>
          <table:table-cell table:number-columns-repeated="5" table:style-name="ce5"/>
          <table:table-cell office:value-type="string" table:style-name="ce8">
            <text:p>T</text:p>
          </table:table-cell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office:value-type="string" table:style-name="ce10">
            <text:p>S</text:p>
          </table:table-cell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11">
            <text:p>121 Staross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office:value-type="string" table:style-name="ce10">
            <text:p>S</text:p>
          </table:table-cell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2 M.Mim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9"/>
          <table:table-cell office:value-type="string" table:style-name="ce8">
            <text:p>T</text:p>
          </table:table-cell>
          <table:table-cell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3 Insécateu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5"/>
          <table:table-cell office:value-type="string" table:style-name="ce8">
            <text:p>T</text:p>
          </table:table-cell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number-columns-repeated="2" table:style-name="ce5"/>
          <table:table-cell office:value-type="string" table:style-name="ce8">
            <text:p>T</text:p>
          </table:table-cell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7 Scarabrute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office:value-type="string" table:style-name="ce10">
            <text:p>S</text:p>
          </table:table-cell>
          <table:table-cell table:number-columns-repeated="16367" table:style-name="ce9"/>
        </table:table-row>
        <table:table-row table:style-name="ro1">
          <table:table-cell office:value-type="string" table:style-name="ce7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2 Metamorph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3 Ev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134 Aqu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135 Volt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136 Pyr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7 Porygon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number-columns-repeated="9" table:style-name="ce12"/>
          <table:table-cell table:style-name="ce13"/>
          <table:table-cell table:style-name="ce12"/>
          <table:table-cell office:value-type="string" table:style-name="ce8">
            <text:p>T</text:p>
          </table:table-cell>
          <table:table-cell table:style-name="ce12"/>
          <table:table-cell table:style-name="ce18"/>
          <table:table-cell table:style-name="ce23"/>
          <table:table-cell table:style-name="ce13"/>
          <table:table-cell office:value-type="string" table:style-name="ce12">
            <text:p>route victoire</text:p>
          </table:table-cell>
          <table:table-cell table:number-columns-repeated="16366" table:style-name="ce12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9"/>
        </table:table-row>
        <table:table-row table:style-name="ro1">
          <table:table-cell office:value-type="string" table:style-name="ce7">
            <text:p>141 Kabutops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7 Mini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148 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office:value-type="string" table:style-name="ce7">
            <text:p>149 Dracolosse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number-columns-repeated="3" table:style-name="ce9"/>
          <table:table-cell table:style-name="ce16"/>
          <table:table-cell table:style-name="ce20"/>
          <table:table-cell table:style-name="ce10"/>
          <table:table-cell table:number-columns-repeated="1636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51 Mew</text:p>
          </table:table-cell>
          <table:table-cell table:number-columns-repeated="9" table:style-name="ce5"/>
          <table:table-cell table:style-name="ce6"/>
          <table:table-cell table:number-columns-repeated="3" table:style-name="ce5"/>
          <table:table-cell table:style-name="ce17"/>
          <table:table-cell table:style-name="ce21"/>
          <table:table-cell table:style-name="ce6"/>
          <table:table-cell table:number-columns-repeated="16367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4-05T10:45:59Z</meta:creation-date>
    <dc:date>2022-05-23T17:05:22Z</dc:date>
    <meta:editing-duration>PT0S</meta:editing-duration>
  </office:meta>
</office:document-meta>
</file>